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9.7mm" svg:y="18.53mm">
            <draw:object draw:notify-on-update-of-ranges="Hoja1.L4:Hoja1.L4 Hoja1.L5:Hoja1.L19 Hoja1.M4:Hoja1.M4 Hoja1.M5:Hoja1.M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.6mm" svg:y="124.23mm">
            <draw:object draw:notify-on-update-of-ranges="Hoja1.K5:Hoja1.K5 Hoja1.N5:Hoja1.N5 Hoja1.K18:Hoja1.K18 Hoja1.N18:Hoja1.N18 Hoja1.K6:Hoja1.K6 Hoja1.N6:Hoja1.N6 Hoja1.K7:Hoja1.K7 Hoja1.N7:Hoja1.N7 Hoja1.K8:Hoja1.K8 Hoja1.N8:Hoja1.N8 Hoja1.K9:Hoja1.K9 Hoja1.N9:Hoja1.N9 Hoja1.K10:Hoja1.K10 Hoja1.N10:Hoja1.N10 Hoja1.K11:Hoja1.K11 Hoja1.N11:Hoja1.N11 Hoja1.K12:Hoja1.K12 Hoja1.N12:Hoja1.N12 Hoja1.K13:Hoja1.K13 Hoja1.N13:Hoja1.N13 Hoja1.K14:Hoja1.K14 Hoja1.N14:Hoja1.N14 Hoja1.K15:Hoja1.K15 Hoja1.N15:Hoja1.N15 Hoja1.K16:Hoja1.K16 Hoja1.N16:Hoja1.N16 Hoja1.K17:Hoja1.K17 Hoja1.N17:Hoja1.N17 Hoja1.K19:Hoja1.K19 Hoja1.N19:Hoja1.N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4"/>
        <table:table-column table:style-name="co1" table:default-cell-style-name="ce2"/>
        <table:table-column table:style-name="co1" table:number-columns-repeated="3" table:default-cell-style-name="ce4"/>
        <table:table-row table:style-name="ro1" table:number-rows-repeated="2">
          <table:table-cell table:number-columns-repeated="9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"/>
          <table:table-cell table:number-columns-repeated="2"/>
          <table:table-cell table:style-name="Default" table:number-columns-repeated="2"/>
          <table:table-cell table:style-name="ce3" office:value-type="string" calcext:value-type="string" table:number-columns-spanned="2" table:number-rows-spanned="1">
            <text:p>Time (ms)</text:p>
          </table:table-cell>
          <table:covered-table-cell table:style-name="Default"/>
          <table:table-cell table:style-name="Default"/>
        </table:table-row>
        <table:table-row table:style-name="ro1">
          <table:table-cell table:number-columns-repeated="9"/>
          <table:table-cell table:style-name="ce2" office:value-type="string" calcext:value-type="string">
            <text:p>Size</text:p>
          </table:table-cell>
          <table:table-cell office:value-type="string" calcext:value-type="string">
            <text:p>Test case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Speed Up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 table:number-columns-spanned="1" table:number-rows-spanned="5">
            <text:p>Small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table:formula="of:=QUOTIENT([.L5];[.M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22" calcext:value-type="float">
            <text:p>22</text:p>
          </table:table-cell>
          <table:table-cell office:value-type="float" office:value="1923" calcext:value-type="float">
            <text:p>1923</text:p>
          </table:table-cell>
          <table:table-cell office:value-type="float" office:value="43" calcext:value-type="float">
            <text:p>43</text:p>
          </table:table-cell>
          <table:table-cell table:formula="of:=QUOTIENT([.L6];[.M6])" office:value-type="float" office:value="44" calcext:value-type="float">
            <text:p>44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23" calcext:value-type="float">
            <text:p>23</text:p>
          </table:table-cell>
          <table:table-cell office:value-type="float" office:value="25557" calcext:value-type="float">
            <text:p>25557</text:p>
          </table:table-cell>
          <table:table-cell office:value-type="float" office:value="107" calcext:value-type="float">
            <text:p>107</text:p>
          </table:table-cell>
          <table:table-cell table:formula="of:=QUOTIENT([.L7];[.M7])" office:value-type="float" office:value="238" calcext:value-type="float">
            <text:p>238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24" calcext:value-type="float">
            <text:p>24</text:p>
          </table:table-cell>
          <table:table-cell office:value-type="float" office:value="1706" calcext:value-type="float">
            <text:p>1706</text:p>
          </table:table-cell>
          <table:table-cell office:value-type="float" office:value="138" calcext:value-type="float">
            <text:p>138</text:p>
          </table:table-cell>
          <table:table-cell table:formula="of:=QUOTIENT([.L8];[.M8])"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25" calcext:value-type="float">
            <text:p>25</text:p>
          </table:table-cell>
          <table:table-cell office:value-type="float" office:value="535" calcext:value-type="float">
            <text:p>535</text:p>
          </table:table-cell>
          <table:table-cell office:value-type="float" office:value="35" calcext:value-type="float">
            <text:p>35</text:p>
          </table:table-cell>
          <table:table-cell table:formula="of:=QUOTIENT([.L9];[.M9])" office:value-type="float" office:value="15" calcext:value-type="float">
            <text:p>15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 table:number-columns-spanned="1" table:number-rows-spanned="5">
            <text:p>Medium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183" calcext:value-type="float">
            <text:p>1183</text:p>
          </table:table-cell>
          <table:table-cell office:value-type="float" office:value="169" calcext:value-type="float">
            <text:p>169</text:p>
          </table:table-cell>
          <table:table-cell table:formula="of:=QUOTIENT([.L10];[.M10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12" calcext:value-type="float">
            <text:p>12</text:p>
          </table:table-cell>
          <table:table-cell office:value-type="float" office:value="14296" calcext:value-type="float">
            <text:p>14296</text:p>
          </table:table-cell>
          <table:table-cell office:value-type="float" office:value="1475" calcext:value-type="float">
            <text:p>1475</text:p>
          </table:table-cell>
          <table:table-cell table:formula="of:=QUOTIENT([.L11];[.M11]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13" calcext:value-type="float">
            <text:p>13</text:p>
          </table:table-cell>
          <table:table-cell office:value-type="float" office:value="517" calcext:value-type="float">
            <text:p>517</text:p>
          </table:table-cell>
          <table:table-cell office:value-type="float" office:value="69" calcext:value-type="float">
            <text:p>69</text:p>
          </table:table-cell>
          <table:table-cell table:formula="of:=QUOTIENT([.L12];[.M12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14" calcext:value-type="float">
            <text:p>14</text:p>
          </table:table-cell>
          <table:table-cell office:value-type="float" office:value="45198" calcext:value-type="float">
            <text:p>45198</text:p>
          </table:table-cell>
          <table:table-cell office:value-type="float" office:value="5723" calcext:value-type="float">
            <text:p>5723</text:p>
          </table:table-cell>
          <table:table-cell table:formula="of:=QUOTIENT([.L13];[.M13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15" calcext:value-type="float">
            <text:p>15</text:p>
          </table:table-cell>
          <table:table-cell office:value-type="float" office:value="86752" calcext:value-type="float">
            <text:p>86752</text:p>
          </table:table-cell>
          <table:table-cell office:value-type="float" office:value="11056" calcext:value-type="float">
            <text:p>11056</text:p>
          </table:table-cell>
          <table:table-cell table:formula="of:=QUOTIENT([.L14];[.M14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 table:number-columns-spanned="1" table:number-rows-spanned="5">
            <text:p>Large</text:p>
          </table:table-cell>
          <table:table-cell table:style-name="ce5" office:value-type="float" office:value="401" calcext:value-type="float">
            <text:p>401</text:p>
          </table:table-cell>
          <table:table-cell office:value-type="float" office:value="72991" calcext:value-type="float">
            <text:p>72991</text:p>
          </table:table-cell>
          <table:table-cell office:value-type="float" office:value="302" calcext:value-type="float">
            <text:p>302</text:p>
          </table:table-cell>
          <table:table-cell table:formula="of:=QUOTIENT([.L15];[.M15])" office:value-type="float" office:value="241" calcext:value-type="float">
            <text:p>241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405" calcext:value-type="float">
            <text:p>405</text:p>
          </table:table-cell>
          <table:table-cell office:value-type="float" office:value="2849" calcext:value-type="float">
            <text:p>2849</text:p>
          </table:table-cell>
          <table:table-cell office:value-type="float" office:value="545" calcext:value-type="float">
            <text:p>545</text:p>
          </table:table-cell>
          <table:table-cell table:formula="of:=QUOTIENT([.L16];[.M16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411" calcext:value-type="float">
            <text:p>411</text:p>
          </table:table-cell>
          <table:table-cell office:value-type="float" office:value="6552" calcext:value-type="float">
            <text:p>6552</text:p>
          </table:table-cell>
          <table:table-cell office:value-type="float" office:value="1317" calcext:value-type="float">
            <text:p>1317</text:p>
          </table:table-cell>
          <table:table-cell table:formula="of:=QUOTIENT([.L17];[.M17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422" calcext:value-type="float">
            <text:p>422</text:p>
          </table:table-cell>
          <table:table-cell office:value-type="float" office:value="170482" calcext:value-type="float">
            <text:p>170482</text:p>
          </table:table-cell>
          <table:table-cell office:value-type="float" office:value="10123" calcext:value-type="float">
            <text:p>10123</text:p>
          </table:table-cell>
          <table:table-cell table:formula="of:=QUOTIENT([.L18];[.M18])"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covered-table-cell/>
          <table:table-cell office:value-type="float" office:value="433" calcext:value-type="float">
            <text:p>433</text:p>
          </table:table-cell>
          <table:table-cell office:value-type="float" office:value="999342" calcext:value-type="float">
            <text:p>999342</text:p>
          </table:table-cell>
          <table:table-cell office:value-type="float" office:value="168626" calcext:value-type="float">
            <text:p>168626</text:p>
          </table:table-cell>
          <table:table-cell table:formula="of:=QUOTIENT([.L19];[.M19]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06:35:53.7712246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6:35:57.847642586</meta:creation-date>
    <meta:editing-duration>PT3M24S</meta:editing-duration>
    <meta:editing-cycles>2</meta:editing-cycles>
    <meta:generator>LibreOffice/6.0.3.2$Linux_X86_64 LibreOffice_project/00m0$Build-2</meta:generator>
    <dc:date>2019-06-27T06:49:49.833914259</dc:date>
    <meta:document-statistic meta:table-count="1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5cm" chart:style-name="ch2">
          <text:p>Comparison of excecution times based on serial and parallel programming</text:p>
        </chart:title>
        <chart:legend chart:legend-position="end" svg:x="13.518cm" svg:y="4.031cm" style:legend-expansion="high" chart:style-name="ch3"/>
        <chart:plot-area chart:style-name="ch4" table:cell-range-address="Hoja1.L4:Hoja1.M19" chart:data-source-has-labels="row" svg:x="1.279cm" svg:y="1.196cm" svg:width="11.919cm" svg:height="7.624cm">
          <chartooo:coordinate-region svg:x="2.456cm" svg:y="1.357cm" svg:width="9.009cm" svg:height="6.895cm"/>
          <chart:axis chart:dimension="x" chart:name="primary-x" chart:style-name="ch5"/>
          <chart:axis chart:dimension="y" chart:name="primary-y" chart:style-name="ch6">
            <chart:title svg:x="0.451cm" svg:y="5.78cm" chart:style-name="ch7">
              <text:p>Time (m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Hoja1.L5:Hoja1.L19" chart:label-cell-address="Hoja1.L4:Hoja1.L4" chart:class="chart:line">
            <chart:data-point chart:repeated="15"/>
          </chart:series>
          <chart:series chart:attached-axis="secondary-y" chart:style-name="ch11" chart:values-cell-range-address="Hoja1.M5:Hoja1.M19" chart:label-cell-address="Hoja1.M4:Hoja1.M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Hoja1.L4:Hoja1.L4</svg:desc>
                </draw:g>
              </table:table-cell>
              <table:table-cell office:value-type="string">
                <text:p>Parallel</text:p>
                <draw:g>
                  <svg:desc>Hoja1.M4:Hoja1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Hoja1.L5:Hoja1.L19</svg:desc>
                </draw:g>
              </table:table-cell>
              <table:table-cell office:value-type="float" office:value="21">
                <text:p>21</text:p>
                <draw:g>
                  <svg:desc>Hoja1.M5:Hoja1.M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3">
                <text:p>19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57">
                <text:p>255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6">
                <text:p>17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5">
                <text:p>5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3">
                <text:p>11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96">
                <text:p>1429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">
                <text:p>5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198">
                <text:p>45198</text:p>
              </table:table-cell>
              <table:table-cell office:value-type="float" office:value="5723">
                <text:p>5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752">
                <text:p>86752</text:p>
              </table:table-cell>
              <table:table-cell office:value-type="float" office:value="11056">
                <text:p>11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991">
                <text:p>7299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9">
                <text:p>284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2">
                <text:p>6552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482">
                <text:p>17048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9342">
                <text:p>999342</text:p>
              </table:table-cell>
              <table:table-cell office:value-type="float" office:value="168626">
                <text:p>168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22" style:family="chart">
      <style:chart-properties chart:solid-type="cuboid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3 1 2 3 4 5 6 7 8 9 10 11 12 14" chart:style-name="ch1">
        <chart:legend chart:legend-position="end" svg:x="14.689cm" svg:y="1.307cm" style:legend-expansion="high" chart:style-name="ch2"/>
        <chart:plot-area chart:style-name="ch3" table:cell-range-address="Hoja1.K5:Hoja1.K19 Hoja1.N5:Hoja1.N19" chart:data-source-has-labels="column" svg:x="1.279cm" svg:y="0.18cm" svg:width="13.09cm" svg:height="7.711cm">
          <chartooo:coordinate-region svg:x="1.372cm" svg:y="0.18cm" svg:width="12.717cm" svg:height="7.143cm"/>
          <chart:axis chart:dimension="x" chart:name="primary-x" chart:style-name="ch4">
            <chart:title svg:x="0.451cm" svg:y="4.86cm" chart:style-name="ch5">
              <text:p>Test cases</text:p>
            </chart:title>
          </chart:axis>
          <chart:axis chart:dimension="y" chart:name="primary-y" chart:style-name="ch6">
            <chart:title svg:x="7.066cm" svg:y="8.071cm" chart:style-name="ch7">
              <text:p>Speed up</text:p>
            </chart:title>
            <chart:grid chart:style-name="ch8" chart:class="major"/>
          </chart:axis>
          <chart:series chart:style-name="ch9" chart:values-cell-range-address="Hoja1.N5:Hoja1.N5" chart:label-cell-address="Hoja1.K5:Hoja1.K5" chart:class="chart:bar">
            <chart:data-point/>
          </chart:series>
          <chart:series chart:style-name="ch10" chart:values-cell-range-address="Hoja1.N18:Hoja1.N18" chart:label-cell-address="Hoja1.K18:Hoja1.K18" chart:class="chart:bar">
            <chart:data-point/>
          </chart:series>
          <chart:series chart:style-name="ch11" chart:values-cell-range-address="Hoja1.N6:Hoja1.N6" chart:label-cell-address="Hoja1.K6:Hoja1.K6" chart:class="chart:bar">
            <chart:data-point/>
          </chart:series>
          <chart:series chart:style-name="ch10" chart:values-cell-range-address="Hoja1.N7:Hoja1.N7" chart:label-cell-address="Hoja1.K7:Hoja1.K7" chart:class="chart:bar">
            <chart:data-point/>
          </chart:series>
          <chart:series chart:style-name="ch12" chart:values-cell-range-address="Hoja1.N8:Hoja1.N8" chart:label-cell-address="Hoja1.K8:Hoja1.K8" chart:class="chart:bar">
            <chart:data-point/>
          </chart:series>
          <chart:series chart:style-name="ch13" chart:values-cell-range-address="Hoja1.N9:Hoja1.N9" chart:label-cell-address="Hoja1.K9:Hoja1.K9" chart:class="chart:bar">
            <chart:data-point/>
          </chart:series>
          <chart:series chart:style-name="ch14" chart:values-cell-range-address="Hoja1.N10:Hoja1.N10" chart:label-cell-address="Hoja1.K10:Hoja1.K10" chart:class="chart:bar">
            <chart:data-point/>
          </chart:series>
          <chart:series chart:style-name="ch15" chart:values-cell-range-address="Hoja1.N11:Hoja1.N11" chart:label-cell-address="Hoja1.K11:Hoja1.K11" chart:class="chart:bar">
            <chart:data-point/>
          </chart:series>
          <chart:series chart:style-name="ch16" chart:values-cell-range-address="Hoja1.N12:Hoja1.N12" chart:label-cell-address="Hoja1.K12:Hoja1.K12" chart:class="chart:bar">
            <chart:data-point/>
          </chart:series>
          <chart:series chart:style-name="ch17" chart:values-cell-range-address="Hoja1.N13:Hoja1.N13" chart:label-cell-address="Hoja1.K13:Hoja1.K13" chart:class="chart:bar">
            <chart:data-point/>
          </chart:series>
          <chart:series chart:style-name="ch18" chart:values-cell-range-address="Hoja1.N14:Hoja1.N14" chart:label-cell-address="Hoja1.K14:Hoja1.K14" chart:class="chart:bar">
            <chart:data-point/>
          </chart:series>
          <chart:series chart:style-name="ch19" chart:values-cell-range-address="Hoja1.N15:Hoja1.N15" chart:label-cell-address="Hoja1.K15:Hoja1.K15" chart:class="chart:bar">
            <chart:data-point/>
          </chart:series>
          <chart:series chart:style-name="ch20" chart:values-cell-range-address="Hoja1.N16:Hoja1.N16" chart:label-cell-address="Hoja1.K16:Hoja1.K16" chart:class="chart:bar">
            <chart:data-point/>
          </chart:series>
          <chart:series chart:style-name="ch21" chart:values-cell-range-address="Hoja1.N17:Hoja1.N17" chart:label-cell-address="Hoja1.K17:Hoja1.K17" chart:class="chart:bar">
            <chart:data-point chart:style-name="ch22"/>
          </chart:series>
          <chart:series chart:style-name="ch11" chart:values-cell-range-address="Hoja1.N19:Hoja1.N19" chart:label-cell-address="Hoja1.K19:Hoja1.K19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1</text:p>
                <draw:g>
                  <svg:desc>Hoja1.K5:Hoja1.K5</svg:desc>
                </draw:g>
              </table:table-cell>
              <table:table-cell office:value-type="float" office:value="6">
                <text:p>6</text:p>
                <draw:g>
                  <svg:desc>Hoja1.N5:Hoja1.N5</svg:desc>
                </draw:g>
              </table:table-cell>
            </table:table-row>
            <table:table-row>
              <table:table-cell office:value-type="string">
                <text:p>422</text:p>
                <draw:g>
                  <svg:desc>Hoja1.K18:Hoja1.K18</svg:desc>
                </draw:g>
              </table:table-cell>
              <table:table-cell office:value-type="float" office:value="16">
                <text:p>16</text:p>
                <draw:g>
                  <svg:desc>Hoja1.N18:Hoja1.N18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Hoja1.K6:Hoja1.K6</svg:desc>
                </draw:g>
              </table:table-cell>
              <table:table-cell office:value-type="float" office:value="44">
                <text:p>44</text:p>
                <draw:g>
                  <svg:desc>Hoja1.N6:Hoja1.N6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Hoja1.K7:Hoja1.K7</svg:desc>
                </draw:g>
              </table:table-cell>
              <table:table-cell office:value-type="float" office:value="238">
                <text:p>238</text:p>
                <draw:g>
                  <svg:desc>Hoja1.N7:Hoja1.N7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Hoja1.K8:Hoja1.K8</svg:desc>
                </draw:g>
              </table:table-cell>
              <table:table-cell office:value-type="float" office:value="12">
                <text:p>12</text:p>
                <draw:g>
                  <svg:desc>Hoja1.N8:Hoja1.N8</svg:desc>
                </draw:g>
              </table:table-cell>
            </table:table-row>
            <table:table-row>
              <table:table-cell office:value-type="string">
                <text:p>25</text:p>
                <draw:g>
                  <svg:desc>Hoja1.K9:Hoja1.K9</svg:desc>
                </draw:g>
              </table:table-cell>
              <table:table-cell office:value-type="float" office:value="15">
                <text:p>15</text:p>
                <draw:g>
                  <svg:desc>Hoja1.N9:Hoja1.N9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Hoja1.K10:Hoja1.K10</svg:desc>
                </draw:g>
              </table:table-cell>
              <table:table-cell office:value-type="float" office:value="7">
                <text:p>7</text:p>
                <draw:g>
                  <svg:desc>Hoja1.N10:Hoja1.N10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Hoja1.K11:Hoja1.K11</svg:desc>
                </draw:g>
              </table:table-cell>
              <table:table-cell office:value-type="float" office:value="9">
                <text:p>9</text:p>
                <draw:g>
                  <svg:desc>Hoja1.N11:Hoja1.N11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Hoja1.K12:Hoja1.K12</svg:desc>
                </draw:g>
              </table:table-cell>
              <table:table-cell office:value-type="float" office:value="7">
                <text:p>7</text:p>
                <draw:g>
                  <svg:desc>Hoja1.N12:Hoja1.N12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Hoja1.K13:Hoja1.K13</svg:desc>
                </draw:g>
              </table:table-cell>
              <table:table-cell office:value-type="float" office:value="7">
                <text:p>7</text:p>
                <draw:g>
                  <svg:desc>Hoja1.N13:Hoja1.N13</svg:desc>
                </draw:g>
              </table:table-cell>
            </table:table-row>
            <table:table-row>
              <table:table-cell office:value-type="string">
                <text:p>15</text:p>
                <draw:g>
                  <svg:desc>Hoja1.K14:Hoja1.K14</svg:desc>
                </draw:g>
              </table:table-cell>
              <table:table-cell office:value-type="float" office:value="7">
                <text:p>7</text:p>
                <draw:g>
                  <svg:desc>Hoja1.N14:Hoja1.N14</svg:desc>
                </draw:g>
              </table:table-cell>
            </table:table-row>
            <table:table-row>
              <table:table-cell office:value-type="string">
                <text:p>401</text:p>
                <draw:g>
                  <svg:desc>Hoja1.K15:Hoja1.K15</svg:desc>
                </draw:g>
              </table:table-cell>
              <table:table-cell office:value-type="float" office:value="241">
                <text:p>241</text:p>
                <draw:g>
                  <svg:desc>Hoja1.N15:Hoja1.N15</svg:desc>
                </draw:g>
              </table:table-cell>
            </table:table-row>
            <table:table-row>
              <table:table-cell office:value-type="string">
                <text:p>405</text:p>
                <draw:g>
                  <svg:desc>Hoja1.K16:Hoja1.K16</svg:desc>
                </draw:g>
              </table:table-cell>
              <table:table-cell office:value-type="float" office:value="5">
                <text:p>5</text:p>
                <draw:g>
                  <svg:desc>Hoja1.N16:Hoja1.N16</svg:desc>
                </draw:g>
              </table:table-cell>
            </table:table-row>
            <table:table-row>
              <table:table-cell office:value-type="string">
                <text:p>411</text:p>
                <draw:g>
                  <svg:desc>Hoja1.K17:Hoja1.K17</svg:desc>
                </draw:g>
              </table:table-cell>
              <table:table-cell office:value-type="float" office:value="4">
                <text:p>4</text:p>
                <draw:g>
                  <svg:desc>Hoja1.N17:Hoja1.N17</svg:desc>
                </draw:g>
              </table:table-cell>
            </table:table-row>
            <table:table-row>
              <table:table-cell office:value-type="string">
                <text:p>433</text:p>
                <draw:g>
                  <svg:desc>Hoja1.K19:Hoja1.K19</svg:desc>
                </draw:g>
              </table:table-cell>
              <table:table-cell office:value-type="float" office:value="5">
                <text:p>5</text:p>
                <draw:g>
                  <svg:desc>Hoja1.N19:Hoja1.N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